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驿等宽微米黑" svg:font-family="文泉驿等宽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4pt" style:font-size-asian="14pt" style:font-size-complex="14pt"/>
    </style:style>
    <style:style style:name="P2" style:family="paragraph" style:parent-style-name="Preformatted_20_Text">
      <style:text-properties fo:font-size="14pt" officeooo:paragraph-rsid="000e53e9" style:font-size-asian="14pt" style:font-size-complex="14pt"/>
    </style:style>
    <style:style style:name="P3" style:family="paragraph" style:parent-style-name="Preformatted_20_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font-size="14pt" fo:font-weight="bold" officeooo:paragraph-rsid="000e53e9" style:font-size-asian="14pt" style:font-weight-asian="bold" style:font-size-complex="14pt" style:font-weight-complex="bold"/>
    </style:style>
    <style:style style:name="T1" style:family="text">
      <style:text-properties officeooo:rsid="000e53e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3e9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0f6b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예수 그리스도의 죽음과 고난과 관련된 세 가지 측면에 대해서 설명하시오.<text:span text:style-name="T1">(784)</text:span></text:p>
      <text:p text:style-name="P1"/>
      <text:p text:style-name="P1"><text:s text:c="3"/><text:span text:style-name="T2"><text:s/></text:span><text:span text:style-name="T5">a.사람들이 예수에게 행한 것이며 예수님 사람들에게 받은 고난:</text:span></text:p>
      <text:p text:style-name="P1"><text:s text:c="8"/>사람들이 그리스도를 거부했고, 그를 십자가 위에서 처형했다.</text:p>
      <text:p text:style-name="P1"><text:s text:c="8"/>대제사장들과 서기관들은 그를 정죄해서 죽게 했다.</text:p>
      <text:p text:style-name="P1"><text:s text:c="8"/>이방인들은 그를 조롱하고 그의 얼굴에 침을 뱉으며, 그를 채찍질하고, 마침내 죽였다.</text:p>
      <text:p text:style-name="P1"><text:s text:c="8"/>한 제자는 예수를 배반했다. 다른 제자는 그를 모른다고 세번이나 부인했다.</text:p>
      <text:p text:style-name="P1"><text:s text:c="8"/><text:span text:style-name="T2">예수는 거의 대부분의 사람들에게 버림을 받으셨다. 이 요소들은 예수의 고난의 잔 안에 들어 있던 쓰디쓴 물방울들이었다.</text:span></text:p>
      <text:p text:style-name="P1"/>
      <text:p text:style-name="P1"><text:s text:c="3"/><text:span text:style-name="T2"><text:s/></text:span><text:span text:style-name="T5">b.예수 그리스도의 고난에는 하나님 아버지의 손길이 있으며, 하나님의 경륜은 그의 고난을 통해서 성취되었다.</text:span></text:p>
      <text:p text:style-name="P1"><text:s text:c="8"/><text:span text:style-name="T2">예수는 사람들에게 곤욕을 당하셨으며, 야웨는 그가 상함을 받는 것을 원하셨다.</text:span></text:p>
      <text:p text:style-name="P1"><text:s text:c="8"/><text:span text:style-name="T2">예수는 고난과 죽음에 직면해서도 자신이 하나님 앞에 서 있다는 것을 지속적으로 알고 계셨다. 그는 하나님 아버지의 손으로부터 그 잔을 받으셨다.</text:span></text:p>
      <text:p text:style-name="P1"><text:s text:c="8"/>예수는 반드시 고난을 받고 죽임을 당하셔야 했다. 왜냐하면 그에 대한 성경의 예언들이 반드시 성취되어야 했기 때문이다.</text:p>
      <text:p text:style-name="P1"><text:s text:c="8"/>예수는 자신의 전 생애와 모든 행위를 통해서 그렇게 했듯이 자신의 고난과 죽음에서도 자기 자신을 전적으로 하나님 아버지의 거룩한 뜻에 내어맡기신다.</text:p>
      <text:p text:style-name="P1"/>
      <text:p text:style-name="P1"><text:s text:c="4"/><text:span text:style-name="T5">c.하나님의 뜻은 동시에 그리스도의 뜻이기도 하다. 그는 그의 고난과 죽음을 의식적으로 또한 자발적으로 받아들이셨다.</text:span></text:p>
      <text:p text:style-name="P1"><text:s text:c="8"/>예수는 자신을 인자라고 종종 말씀하셨다. 그러면서 그는 인자가 사람들에게 넘겨지지만 또한 스스로 자신을 내어준다고 말씀하신다.</text:p>
      <text:p text:style-name="P1"/>
      <text:p text:style-name="P1"><text:span text:style-name="T2">2.그리스도께서 지옥에 내려가심에 대한 4가지 견해를 설명하시오.</text:span><text:span text:style-name="T3">(792)</text:span> </text:p>
      <text:p text:style-name="P2"><text:s text:c="3"/><text:span text:style-name="T2"><text:s/>a.(로마 가톨릭교회)그리스도가 죽은 다음에 죽은 사람들이 거주하는 장소로 가셨다.</text:span></text:p>
      <text:p text:style-name="P6"><text:s text:c="4"/>b.(루터)그리스도는 장사된 이후에 지옥으로 내려가서 마귀를 정복하시고 그리고 지옥의 권세를 파괴하시며, 나아가 마귀의 권세를 제거하셨다.</text:p>
      <text:p text:style-name="P4"><text:s text:c="4"/>c.(루터/칼뱅)그리스도가 지옥에 내려가셨다는 신앙고백 조항은 그리스도가 마귀의 권세와 싸우는것, 죽음에 대한 두려움과 지옥의 아픔과 슬픔을 겪으셨던 것을 가리킨다.</text:p>
      <text:p text:style-name="P4"><text:soft-page-break/><text:s text:c="4"/>d.(웨스트민스터/대요리문답)그는 장사되셨으며, 제삼 일에 이르기까지 죽은 사람들의 영역과 죽음의 권세에 머물러 계셨다.</text:p>
      <text:p text:style-name="P1"/>
      <text:p text:style-name="P4">3.부활의 기독론적, 구원론적, 교회론적, 그리고 종말론적 중요성 가운데 3가지를 골라서 설명하시오.<text:span text:style-name="T6">(809)</text:span></text:p>
      <text:p text:style-name="P4"/>
      <text:p text:style-name="P1"><text:s text:c="3"/><text:span text:style-name="T2"><text:s/>a.기독론적인 중요성:부활은 십자가 처형을 받은 예수 그리스도가 다시 살아나신 것이다. 그의 부활은 그가 권능으로 하나님의 아들로 선포되었다는 것을 입증해준다.</text:span></text:p>
      <text:p text:style-name="P4"/>
      <text:p text:style-name="P4"><text:s text:c="4"/>b.부활의 교회론적인 중요성:그리스도의 부활은 신자들 개개인뿐만 아니라 신앙 공동체로서의 교회를 위해서도 대단히 중요한 의미를 지니고 있다. 교회는 바로 부활의 신앙 공동체다.</text:p>
      <text:p text:style-name="P4"/>
      <text:p text:style-name="P4"><text:s text:c="4"/>c.부활의 종말론적인 중요성:그리스도의 부활은 우리의 미래를 위해서 결정적으로 중요하다. 그리스도 안에서 우리의 진정한 미래는 이미 시작되었다. 종말의 때는 이미 시작되었다.</text:p>
      <text:p text:style-name="P1"/>
      <text:p text:style-name="P4">6.보편적 속죄 교리에 대한 반론을 두가지로 제시하고 설명하시오<text:span text:style-name="T6">(866)</text:span></text:p>
      <text:p text:style-name="P4"/>
      <text:p text:style-name="P1"><text:s text:c="3"/><text:span text:style-name="T2"><text:s/>a.이 교리를 따른다면, 그리스도의 사역은 실질적으로 구원을 받는다는 것을 보증해주지 않으면서 그저 모든 사람이 구원을 받을 수 있다는 가능성을 암시해준다. 따라서 구원의 성취와 적용은 서로 분리된다. 하지만 이것은 성경에 기초한 가르침이 아니다.</text:span></text:p>
      <text:p text:style-name="P4"/>
      <text:p text:style-name="P4"><text:s text:c="4"/>b.그리스도의 희생제물이 한 사람의 예외도 없이 모든 사람에게 유효한 것이라면, 그것은 성경이 선언하는 것과 다른 해석을 제시하는 것이다.</text:p>
      <text:p text:style-name="P1"/>
      <text:p text:style-name="P4">7.보편적 속죄 교리를 지지하는 것으로 보이는 성경구절 5개 가운데 4개를 골라 이 구절들이 왜 이교리를 오히려 반대하는가를 설명하시오.<text:span text:style-name="T6">(870)</text:span></text:p>
      <text:p text:style-name="P4"/>
      <text:p text:style-name="P1"><text:s text:c="4"/>a.로마서 5-18 그런즉 한 범죄로 많은 사람이 정죄에 이른 것 같이 한 의로운 행위로 말미암아 많은 사람이 의롭다 하심을 받아 생명에 이르렀느니라</text:p>
      <text:p text:style-name="P1"><text:s text:c="5"/><text:span text:style-name="T2"><text:s text:c="3"/>첫 번째 사용되는 "모든(많은) 사람"은 인류 전체를 가리키지만, 두 번째로 사용된 표현은 새 사람이 된 사람들, 곧 그리스도 안에 있는 사람들을 가리킨다.</text:span></text:p>
      <text:p text:style-name="P1"/>
      <text:p text:style-name="P1"><text:s text:c="4"/>b.로마서 8-32 자기 아들을 아끼지 아니하시고 우리 모든 사람을 위하여 내주신 이가 어찌 그 아들과 함께 모든 것을 우리에게 주시지 아니하겠느냐</text:p>
      <text:p text:style-name="P1"><text:soft-page-break/><text:s text:c="7"/><text:span text:style-name="T2"><text:s/>여시서 "우리 모든 사람"은 "우리"와 "하나님께서 택하신 자들"을 가리킨다. 이런 맥락에서 "우리"는 사도 바울이 "뜻대로 부르심을 입은 자들"과 "미리 아신 자들" 및 "그 아들의 형상을 본받게 하기 위하여 미리 정하신" 자들이라고 일컫는 이들을 가리킨다.</text:span></text:p>
      <text:p text:style-name="P4"/>
      <text:p text:style-name="P1"><text:s text:c="4"/>c.요한1서 2-2 그는 우리 죄를 위한 화목 제물이니 우리만 위할 뿐 아니요 온 세상의 죄를 위하심이라</text:p>
      <text:p text:style-name="P1"><text:s text:c="8"/><text:span text:style-name="T2">그리스도를 통한 속죄와 화목의 효과는 예수와 가장 가까운 제자들 그룹과 그들과 친밀한 교제를 나누던 신자들에게만 국한된 것은 아니다. 그 속죄와 화목은 그들을 넘어서 이루 말할 수 없이 광범위한 대상들에게도 미친다.</text:span></text:p>
      <text:p text:style-name="P1"/>
      <text:p text:style-name="P1"><text:s text:c="4"/>d.골로새서 1-19 아버지께서는 모든 충만으로 예수 안에 거하게 하시고</text:p>
      <text:p text:style-name="P1"><text:s text:c="4"/>골로새서 1-20 그의 십자가의 피로 화평을 이루사 만물 곧 땅에 있는 것들이나 하늘에 있는 것들이 그로 말미암아 자기와 화목하게 되기를 기뻐하심이라</text:p>
      <text:p text:style-name="P1"><text:s text:c="7"/><text:span text:style-name="T2"><text:s/>이 구절은 모든 사람 또는 모든 창조물이 하나님과 화목하게 된다고 언급하지 않는다. 이 인용구는 그리스도의 영광과 통치에 대해서 말한다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驿等宽微米黑" svg:font-family="文泉驿等宽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文泉驿微米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驿等宽微米黑" style:font-family-asian="文泉驿等宽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9-12-08T18:34:28.936308358</dc:date>
    <meta:editing-duration>PT4M43S</meta:editing-duration>
    <meta:editing-cycles>3</meta:editing-cycles>
    <meta:document-statistic meta:table-count="0" meta:image-count="0" meta:object-count="0" meta:page-count="3" meta:paragraph-count="36" meta:word-count="1935" meta:character-count="2721" meta:non-whitespace-character-count="1998"/>
  </office:meta>
</office:document-meta>
</file>